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objectParadise50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bjectParadise5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primeEquivalent58</text:p>
          </table:table-cell>
          <table:table-cell table:style-name="ce11" table:number-columns-repeated="6"/>
          <table:table-cell table:style-name="ce3" office:value-type="string" calcext:value-type="string">
            <text:p>courtMarket43</text:p>
          </table:table-cell>
          <table:table-cell table:style-name="ce11" table:number-columns-repeated="6"/>
          <table:table-cell table:style-name="ce3" office:value-type="string" calcext:value-type="string">
            <text:p>badmintonIs42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Saturday</text:p>
          </table:table-cell>
          <table:table-cell table:style-name="ce17"/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aturday</text:p>
          </table:table-cell>
          <table:table-cell table:style-name="ce17"/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aturday</text:p>
          </table:table-cell>
          <table:table-cell table:style-name="ce17"/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Sunday</text:p>
          </table:table-cell>
          <table:table-cell table:style-name="ce21"/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Sunday</text:p>
          </table:table-cell>
          <table:table-cell table:style-name="ce21"/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Sunday</text:p>
          </table:table-cell>
          <table:table-cell table:style-name="ce21"/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eggImmediate4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hashCountry47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bjectParadise50" style:display-name="PageStyle_objectParadise5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35" meta:object-count="0"/>
    <meta:generator>LibreOfficeDev/6.0.5.2$Linux_X86_64 LibreOffice_project/</meta:generator>
  </office:meta>
</office:document-meta>
</file>